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0.637cm" fo:min-width="11.974cm"/>
    </style:style>
    <style:style style:name="gr2" style:family="graphic" style:parent-style-name="standard">
      <style:graphic-properties draw:textarea-horizontal-align="justify" draw:textarea-vertical-align="middle" draw:auto-grow-height="false" fo:min-height="2.727cm" fo:min-width="3.3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2.929cm" fo:min-width="19.347cm"/>
    </style:style>
    <style:style style:name="gr4" style:family="graphic" style:parent-style-name="standard">
      <style:graphic-properties svg:stroke-width="0.051cm" svg:stroke-color="#ff6633" draw:marker-start-width="0.355cm" draw:marker-end-width="0.355cm" draw:fill="none" draw:textarea-horizontal-align="justify" draw:textarea-vertical-align="middle" draw:auto-grow-height="false" fo:min-height="0.822cm" fo:min-width="1.356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6633" draw:marker-start-width="0.355cm" draw:marker-end-width="0.355cm" draw:fill="none" draw:textarea-horizontal-align="justify" draw:textarea-vertical-align="middle" draw:auto-grow-height="false" fo:min-height="1.103cm" fo:min-width="2.626cm" fo:padding-top="0.15cm" fo:padding-bottom="0.15cm" fo:padding-left="0.275cm" fo:padding-right="0.27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546cm" fo:min-width="3.092cm"/>
    </style:style>
    <style:style style:name="gr7" style:family="graphic" style:parent-style-name="standard">
      <style:graphic-properties svg:stroke-width="0.051cm" svg:stroke-color="#ff6633" draw:marker-start-width="0.355cm" draw:marker-end-width="0.355cm" draw:fill="none" draw:textarea-horizontal-align="justify" draw:textarea-vertical-align="middle" draw:auto-grow-height="false" fo:min-height="1.382cm" fo:min-width="3.579cm" fo:padding-top="0.15cm" fo:padding-bottom="0.15cm" fo:padding-left="0.275cm" fo:padding-right="0.275cm"/>
    </style:style>
    <style:style style:name="gr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" draw:marker-start-width="0.3cm" draw:marker-end="Arrow_20_concave" draw:marker-end-width="0.3cm" draw:fill="none" draw:textarea-vertical-align="middle"/>
    </style:style>
    <style:style style:name="gr10" style:family="graphic" style:parent-style-name="standard">
      <style:graphic-properties svg:stroke-width="0.051cm" svg:stroke-color="#ff6633" draw:marker-start-width="0.355cm" draw:marker-end-width="0.355cm" draw:fill="none" draw:textarea-horizontal-align="justify" draw:textarea-vertical-align="middle" draw:auto-grow-height="false" fo:min-height="1.382cm" fo:min-width="3.261cm" fo:padding-top="0.15cm" fo:padding-bottom="0.15cm" fo:padding-left="0.275cm" fo:padding-right="0.275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0.873cm" fo:min-width="0.847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03cm" fo:min-width="2.992cm"/>
    </style:style>
    <style:style style:name="gr14" style:family="graphic" style:parent-style-name="standard">
      <style:graphic-properties draw:textarea-horizontal-align="justify" draw:textarea-vertical-align="middle" draw:auto-grow-height="false" fo:min-height="0.702cm" fo:min-width="2.993cm"/>
    </style:style>
    <style:style style:name="gr15" style:family="graphic" style:parent-style-name="standard">
      <style:graphic-properties draw:textarea-horizontal-align="justify" draw:textarea-vertical-align="middle" draw:auto-grow-height="false" fo:min-height="0.896cm" fo:min-width="4.456cm"/>
    </style:style>
    <style:style style:name="gr16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style:font-name="Courier New" fo:font-weight="bold" style:font-weight-asian="bold" style:font-weight-complex="bold"/>
    </style:style>
    <style:style style:name="P2" style:family="paragraph">
      <style:paragraph-properties fo:text-align="center"/>
      <style:text-properties style:font-name="Courier New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style:font-name="Courier New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cc99"/>
      <style:paragraph-properties fo:text-align="center"/>
      <style:text-properties style:font-name="Courier New"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13.652cm" svg:height="12.065cm" svg:x="8.255cm" svg:y="6.35cm">
          <text:p text:style-name="P1"><text:span text:style-name="T1"><text:s/></text:span><text:span text:style-name="T1">Javascript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2" draw:text-style-name="P4" xml:id="id9" draw:id="id9" draw:layer="layout" svg:width="3.81cm" svg:height="4.763cm" svg:x="22.542cm" svg:y="1.27cm">
          <text:p text:style-name="P4">SPARQL</text:p>
          <text:p text:style-name="P4"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21.273cm" svg:height="14.605cm" svg:x="1.587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1.905cm" svg:height="1.27cm" svg:x="1.905cm" svg:y="12.7cm">
          <text:p text:style-name="P2"><text:span text:style-name="T1">CSS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3" xml:id="id3" draw:id="id3" draw:layer="layout" svg:width="3.175cm" svg:height="1.589cm" svg:x="3.175cm" svg:y="6.983cm">
          <text:p text:style-name="P2"><text:span text:style-name="T1">HTML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2" draw:id="id2" draw:layer="layout" svg:width="5.08cm" svg:height="2.54cm" svg:x="2.857cm" svg:y="16.827cm">
          <text:p text:style-name="P2"><text:span text:style-name="T1">User</text:span></text:p>
          <text:p text:style-name="P2"><text:span text:style-name="T1">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4.128cm" svg:height="1.905cm" svg:x="9.525cm" svg:y="8.255cm">
          <text:p text:style-name="P2"><text:span text:style-name="T1">HTML </text:span></text:p>
          <text:p text:style-name="P2"><text:span text:style-name="T1">Templates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5" draw:layer="layout" draw:type="line" svg:x1="2.858cm" svg:y1="13.97cm" svg:x2="5.397cm" svg:y2="16.827cm" draw:start-shape="id1" draw:start-glue-point="6" draw:end-shape="id2" draw:end-glue-point="4" svg:d="M2858 13970l2539 2857" svg:viewBox="0 0 2540 2858">
          <text:p/>
        </draw:connector>
        <draw:connector draw:style-name="gr9" draw:text-style-name="P5" draw:layer="layout" draw:type="line" svg:x1="4.763cm" svg:y1="8.572cm" svg:x2="4.921cm" svg:y2="10.159cm" draw:start-shape="id3" draw:start-glue-point="6" draw:end-shape="id4" svg:d="M4763 8572l158 1587" svg:viewBox="0 0 159 1588">
          <text:p/>
        </draw:connector>
        <draw:connector draw:style-name="gr9" draw:text-style-name="P5" draw:layer="layout" draw:type="line" svg:x1="4.921cm" svg:y1="11.112cm" svg:x2="5.397cm" svg:y2="16.827cm" draw:start-shape="id4" draw:end-shape="id2" draw:end-glue-point="4" svg:d="M4921 11112l476 5715" svg:viewBox="0 0 477 5716">
          <text:p/>
        </draw:connector>
        <draw:custom-shape draw:style-name="gr10" draw:text-style-name="P3" xml:id="id10" draw:id="id10" draw:layer="layout" svg:width="3.81cm" svg:height="1.905cm" svg:x="16.192cm" svg:y="13.652cm">
          <text:p text:style-name="P2"><text:span text:style-name="T1">SPARQL</text:span></text:p>
          <text:p text:style-name="P2"><text:span text:style-name="T1">Templates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6" xml:id="id8" draw:id="id8" draw:layer="layout" svg:width="1.905cm" svg:height="1.587cm" svg:x="16.827cm" svg:y="7.938cm">
          <text:p text:style-name="P2"><text:span text:style-name="T1">Aj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line" svg:x1="9.7cm" svg:y1="15.733cm" svg:x2="5.397cm" svg:y2="16.827cm" draw:start-shape="id5" draw:end-shape="id2" draw:end-glue-point="4" svg:d="M9700 15733l-4303 1094" svg:viewBox="0 0 4304 1095">
          <text:p/>
        </draw:connector>
        <draw:connector draw:style-name="gr8" draw:text-style-name="P5" draw:layer="layout" draw:type="line" svg:x1="9.525cm" svg:y1="9.208cm" svg:x2="6.667cm" svg:y2="10.635cm" draw:start-shape="id6" draw:start-glue-point="5" draw:end-shape="id4" draw:end-glue-point="1" svg:d="M9525 9208l-2858 1427" svg:viewBox="0 0 2859 1428">
          <text:p/>
        </draw:connector>
        <draw:connector draw:style-name="gr12" draw:text-style-name="P5" draw:layer="layout" draw:type="line" svg:x1="17.938cm" svg:y1="10.795cm" svg:x2="17.78cm" svg:y2="9.525cm" draw:start-shape="id7" draw:start-glue-point="0" draw:end-shape="id8" draw:end-glue-point="8" svg:d="M17938 10795l-158-1270" svg:viewBox="0 0 159 1271">
          <text:p/>
        </draw:connector>
        <draw:connector draw:style-name="gr8" draw:text-style-name="P5" draw:layer="layout" draw:type="line" svg:x1="18.453cm" svg:y1="8.17cm" svg:x2="22.542cm" svg:y2="3.652cm" draw:start-shape="id8" draw:start-glue-point="11" draw:end-shape="id9" draw:end-glue-point="6" svg:d="M18453 8170l4089-4518" svg:viewBox="0 0 4090 4519">
          <text:p/>
        </draw:connector>
        <draw:custom-shape draw:style-name="gr13" draw:text-style-name="P4" xml:id="id4" draw:id="id4" draw:layer="layout" svg:width="3.492cm" svg:height="0.953cm" svg:x="3.175cm" svg:y="10.159cm">
          <text:p text:style-name="P4">Templater</text:p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3.493cm" svg:height="0.952cm" svg:x="16.192cm" svg:y="10.795cm">
          <text:p text:style-name="P4">Templat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xml:id="id5" draw:id="id5" draw:layer="layout" svg:width="5.08cm" svg:height="1.27cm" svg:x="9.7cm" svg:y="15.098cm">
          <text:p text:style-name="P4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18.097cm" svg:y1="13.652cm" svg:x2="17.938cm" svg:y2="11.747cm" draw:start-shape="id10" draw:start-glue-point="4" draw:end-shape="id7" draw:end-glue-point="2" svg:d="M18097 13652l-159-1905" svg:viewBox="0 0 160 1906">
          <text:p/>
        </draw:connector>
        <draw:connector draw:style-name="gr8" draw:text-style-name="P5" draw:layer="layout" draw:type="line" svg:x1="24.447cm" svg:y1="6.033cm" svg:x2="18.732cm" svg:y2="8.732cm" draw:start-shape="id9" draw:start-glue-point="7" draw:end-shape="id8" draw:end-glue-point="10" svg:d="M24447 6033l-5715 2699" svg:viewBox="0 0 5716 2700">
          <text:p/>
        </draw:connector>
        <draw:connector draw:style-name="gr8" draw:text-style-name="P5" draw:layer="layout" draw:type="line" svg:x1="12.24cm" svg:y1="15.098cm" svg:x2="6.667cm" svg:y2="10.635cm" draw:start-shape="id5" draw:start-glue-point="0" draw:end-shape="id4" draw:end-glue-point="1" svg:d="M12240 15098l-5573-4463" svg:viewBox="0 0 5574 4464">
          <text:p/>
        </draw:connector>
        <draw:connector draw:style-name="gr8" draw:text-style-name="P5" draw:layer="layout" draw:type="line" svg:x1="12.24cm" svg:y1="15.098cm" svg:x2="17.938cm" svg:y2="11.747cm" draw:start-shape="id5" draw:start-glue-point="0" draw:end-shape="id7" draw:end-glue-point="2" svg:d="M12240 15098l5698-3351" svg:viewBox="0 0 5699 3352">
          <text:p/>
        </draw:connector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Ayers</meta:initial-creator>
    <meta:creation-date>2015-11-19T12:38:42.117330811</meta:creation-date>
    <meta:editing-duration>PT6M38S</meta:editing-duration>
    <meta:editing-cycles>3</meta:editing-cycles>
    <dc:date>2015-11-19T13:16:06.220893385</dc:date>
    <dc:creator>Danny Ayers</dc:creator>
    <meta:generator>LibreOffice/4.4.6.3$Linux_x86 LibreOffice_project/40m0$Build-3</meta:generator>
    <meta:document-statistic meta:object-count="47"/>
  </office:meta>
</office:document-meta>
</file>